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5.71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="solid" draw:fill-color="#fff450" fo:min-height="2.135cm"/>
    </style:style>
    <style:style style:name="gr10" style:family="graphic" style:parent-style-name="standard">
      <style:graphic-properties draw:stroke="none" draw:fill="solid" draw:fill-color="#8ae234" fo:min-height="5.6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4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5.476cm"/>
    </style:style>
    <style:style style:name="gr13" style:family="graphic" style:parent-style-name="standard">
      <style:graphic-properties draw:stroke="none" draw:fill="solid" draw:fill-color="#fff450" fo:min-height="4.421cm"/>
    </style:style>
    <style:style style:name="gr14" style:family="graphic" style:parent-style-name="standard">
      <style:graphic-properties draw:stroke="none" draw:fill="solid" draw:fill-color="#fff450" fo:min-height="6.75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fff450"/>
      <style:paragraph-properties fo:margin-top="0cm" fo:margin-bottom="0cm"/>
    </style:style>
    <style:style style:name="P9" style:family="paragraph">
      <style:paragraph-properties fo:margin-top="0cm" fo:margin-bottom="0.356cm"/>
    </style:style>
    <style:style style:name="P10" style:family="paragraph">
      <loext:graphic-properties draw:fill="solid" draw:fill-color="#8ae234"/>
      <style:paragraph-properties fo:margin-top="0cm" fo:margin-bottom="0.356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top="0cm" fo:margin-bottom="0.356cm"/>
      <style:text-properties fo:font-size="18pt"/>
    </style:style>
    <style:style style:name="P15" style:family="paragraph">
      <loext:graphic-properties draw:fill="solid" draw:fill-color="#fff450"/>
      <style:paragraph-properties fo:margin-top="0cm" fo:margin-bottom="0.356cm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AVIAR with Boost Pytho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5.08cm" svg:height="1.016cm" svg:x="1.27cm" svg:y="2.794cm">
          <text:p text:style-name="P2">Err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74cm" svg:y1="0cm" svg:x2="7.874cm" svg:y2="15.75cm">
          <text:p/>
        </draw:line>
        <draw:frame draw:style-name="gr4" draw:text-style-name="P4" draw:layer="layout" svg:width="7.112cm" svg:height="3.095cm" svg:x="0.508cm" svg:y="0.454cm">
          <draw:text-box>
            <text:p>Classes inside interpreter namespace</text:p>
          </draw:text-box>
        </draw:frame>
        <draw:frame draw:style-name="gr5" draw:text-style-name="P4" draw:layer="layout" svg:width="4.826cm" svg:height="0.962cm" svg:x="9.336cm" svg:y="0.508cm">
          <draw:text-box>
            <text:p>CAVIAR class</text:p>
          </draw:text-box>
        </draw:frame>
        <draw:line draw:style-name="gr3" draw:text-style-name="P3" draw:layer="layout" svg:x1="15.84cm" svg:y1="0cm" svg:x2="15.84cm" svg:y2="15.75cm">
          <text:p/>
        </draw:line>
        <draw:custom-shape draw:style-name="gr2" draw:text-style-name="P2" draw:layer="layout" svg:width="5.08cm" svg:height="1.016cm" svg:x="1.27cm" svg:y="4.394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5.994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7.594cm">
          <text:p text:style-name="P2">Communica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9.194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10.79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4.394cm">
          <text:p text:style-name="P2">Pointer to Outp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5.994cm">
          <text:p text:style-name="P2">Pointer to Inp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7.594cm">
          <text:p text:style-name="P2">Pointer to Communi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9.194cm">
          <text:p text:style-name="P2">Pointer to Contain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10.794cm">
          <text:p text:style-name="P2">..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77cm" svg:y1="3.356cm" svg:x2="6.35cm" svg:y2="3.356cm">
          <text:p/>
        </draw:line>
        <draw:line draw:style-name="gr7" draw:text-style-name="P5" draw:layer="layout" svg:x1="8.771cm" svg:y1="4.956cm" svg:x2="6.351cm" svg:y2="4.956cm">
          <text:p/>
        </draw:line>
        <draw:line draw:style-name="gr7" draw:text-style-name="P3" draw:layer="layout" svg:x1="8.771cm" svg:y1="6.456cm" svg:x2="6.351cm" svg:y2="6.456cm">
          <text:p/>
        </draw:line>
        <draw:line draw:style-name="gr7" draw:text-style-name="P3" draw:layer="layout" svg:x1="8.771cm" svg:y1="7.956cm" svg:x2="6.351cm" svg:y2="7.956cm">
          <text:p/>
        </draw:line>
        <draw:line draw:style-name="gr7" draw:text-style-name="P3" draw:layer="layout" svg:x1="8.771cm" svg:y1="9.556cm" svg:x2="6.351cm" svg:y2="9.556cm">
          <text:p/>
        </draw:line>
        <draw:line draw:style-name="gr7" draw:text-style-name="P3" draw:layer="layout" svg:x1="8.771cm" svg:y1="11.256cm" svg:x2="6.351cm" svg:y2="11.256cm">
          <text:p/>
        </draw:line>
        <draw:frame draw:style-name="gr8" draw:text-style-name="P4" draw:layer="layout" svg:width="8.89cm" svg:height="1.673cm" svg:x="18.888cm" svg:y="0.508cm">
          <draw:text-box>
            <text:p>Force_field Class</text:p>
          </draw:text-box>
        </draw:frame>
        <draw:custom-shape draw:style-name="gr6" draw:text-style-name="P2" draw:layer="layout" svg:width="6.216cm" svg:height="1.016cm" svg:x="19.07cm" svg:y="2.794cm">
          <text:p text:style-name="P2">Pointer to CAVIA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071cm" svg:y1="3.356cm" svg:x2="13.716cm" svg:y2="1.016cm">
          <text:p/>
        </draw:line>
        <draw:custom-shape draw:style-name="gr6" draw:text-style-name="P2" draw:layer="layout" svg:width="6.216cm" svg:height="1.016cm" svg:x="8.77cm" svg:y="12.494cm">
          <text:p text:style-name="P2"><text:s text:c="2"/>MPI_Comm mp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5.08cm" svg:height="1.016cm" svg:x="1.27cm" svg:y="2.794cm">
          <text:p text:style-name="P2">Erro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74cm" svg:y1="0cm" svg:x2="7.874cm" svg:y2="15.75cm">
          <text:p/>
        </draw:line>
        <draw:frame draw:style-name="gr4" draw:text-style-name="P4" draw:layer="layout" svg:width="7.112cm" svg:height="3.095cm" svg:x="0.508cm" svg:y="0.454cm">
          <draw:text-box>
            <text:p>Classes inside interpreter namespace</text:p>
          </draw:text-box>
        </draw:frame>
        <draw:frame draw:style-name="gr5" draw:text-style-name="P4" draw:layer="layout" svg:width="4.826cm" svg:height="0.962cm" svg:x="9.336cm" svg:y="0.508cm">
          <draw:text-box>
            <text:p>CAVIAR class</text:p>
          </draw:text-box>
        </draw:frame>
        <draw:line draw:style-name="gr3" draw:text-style-name="P3" draw:layer="layout" svg:x1="15.84cm" svg:y1="0cm" svg:x2="15.84cm" svg:y2="15.75cm">
          <text:p/>
        </draw:line>
        <draw:custom-shape draw:style-name="gr2" draw:text-style-name="P2" draw:layer="layout" svg:width="5.08cm" svg:height="1.016cm" svg:x="1.27cm" svg:y="4.394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5.994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7.594cm">
          <text:p text:style-name="P2">Communica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9.194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10.79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4.394cm">
          <text:p text:style-name="P2">Pointer to Outp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5.994cm">
          <text:p text:style-name="P2">Pointer to Inp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7.594cm">
          <text:p text:style-name="P2">Pointer to Communi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9.194cm">
          <text:p text:style-name="P2">Pointer to Contain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10.794cm">
          <text:p text:style-name="P2">..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77cm" svg:y1="3.356cm" svg:x2="6.35cm" svg:y2="3.356cm">
          <text:p/>
        </draw:line>
        <draw:line draw:style-name="gr7" draw:text-style-name="P5" draw:layer="layout" svg:x1="8.771cm" svg:y1="4.956cm" svg:x2="6.351cm" svg:y2="4.956cm">
          <text:p/>
        </draw:line>
        <draw:line draw:style-name="gr7" draw:text-style-name="P3" draw:layer="layout" svg:x1="8.771cm" svg:y1="6.456cm" svg:x2="6.351cm" svg:y2="6.456cm">
          <text:p/>
        </draw:line>
        <draw:line draw:style-name="gr7" draw:text-style-name="P3" draw:layer="layout" svg:x1="8.771cm" svg:y1="7.956cm" svg:x2="6.351cm" svg:y2="7.956cm">
          <text:p/>
        </draw:line>
        <draw:line draw:style-name="gr7" draw:text-style-name="P3" draw:layer="layout" svg:x1="8.771cm" svg:y1="9.556cm" svg:x2="6.351cm" svg:y2="9.556cm">
          <text:p/>
        </draw:line>
        <draw:line draw:style-name="gr7" draw:text-style-name="P3" draw:layer="layout" svg:x1="8.771cm" svg:y1="11.256cm" svg:x2="6.351cm" svg:y2="11.256cm">
          <text:p/>
        </draw:line>
        <draw:frame draw:style-name="gr8" draw:text-style-name="P4" draw:layer="layout" svg:width="8.89cm" svg:height="1.673cm" svg:x="18.888cm" svg:y="0.508cm">
          <draw:text-box>
            <text:p>Force_field Class</text:p>
          </draw:text-box>
        </draw:frame>
        <draw:custom-shape draw:style-name="gr6" draw:text-style-name="P2" draw:layer="layout" svg:width="6.216cm" svg:height="1.016cm" svg:x="19.07cm" svg:y="2.794cm">
          <text:p text:style-name="P2">Pointer to CAVIAR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071cm" svg:y1="3.356cm" svg:x2="13.716cm" svg:y2="1.016cm">
          <text:p/>
        </draw:line>
        <draw:frame draw:style-name="gr9" draw:text-style-name="P8" draw:layer="layout" svg:width="10.51cm" svg:height="3.806cm" svg:x="16.443cm" svg:y="5.196cm">
          <draw:text-box>
            <text:p text:style-name="P7">class Force_field <text:s/>: public Pointers {</text:p>
            <text:p text:style-name="P7"><text:s/>public:</text:p>
            <text:p text:style-name="P7"><text:s text:c="2"/>Force_field (class CAVIAR *);</text:p>
            <text:p text:style-name="P7">…</text:p>
            <text:p text:style-name="P7">}</text:p>
          </draw:text-box>
        </draw:frame>
        <draw:custom-shape draw:style-name="gr6" draw:text-style-name="P2" draw:layer="layout" svg:width="6.216cm" svg:height="1.016cm" svg:x="8.77cm" svg:y="12.494cm">
          <text:p text:style-name="P2"><text:s text:c="2"/>MPI_Comm mp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1.29cm" svg:height="5.941cm" svg:x="16.31cm" svg:y="9.552cm">
          <draw:text-box>
            <text:p text:style-name="P9">BOOST_PYTHON_MODULE(_caviar)</text:p>
            <text:p text:style-name="P9">{</text:p>
            <text:p text:style-name="P9"><text:s text:c="4"/>class_&lt;Force_field&gt;("force", init&lt;CAVIAR*&gt;())</text:p>
            <text:p text:style-name="P9"><text:s text:c="4"/>;</text:p>
            <text:p text:style-name="P9">};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w Design for CAVIAR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5.08cm" svg:height="1.016cm" svg:x="1.27cm" svg:y="2.794cm">
          <text:p text:style-name="P2">Positio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74cm" svg:y1="0cm" svg:x2="7.874cm" svg:y2="15.75cm">
          <text:p/>
        </draw:line>
        <draw:frame draw:style-name="gr11" draw:text-style-name="P4" draw:layer="layout" svg:width="4.826cm" svg:height="0.962cm" svg:x="1.524cm" svg:y="0.762cm">
          <draw:text-box>
            <text:p>Atom_data</text:p>
          </draw:text-box>
        </draw:frame>
        <draw:frame draw:style-name="gr8" draw:text-style-name="P4" draw:layer="layout" svg:width="6.412cm" svg:height="1.673cm" svg:x="9.336cm" svg:y="0.508cm">
          <draw:text-box>
            <text:p>Force_field class</text:p>
          </draw:text-box>
        </draw:frame>
        <draw:line draw:style-name="gr3" draw:text-style-name="P3" draw:layer="layout" svg:x1="16.54cm" svg:y1="0cm" svg:x2="16.54cm" svg:y2="15.75cm">
          <text:p/>
        </draw:line>
        <draw:custom-shape draw:style-name="gr2" draw:text-style-name="P2" draw:layer="layout" svg:width="5.08cm" svg:height="1.016cm" svg:x="1.27cm" svg:y="4.394cm">
          <text:p text:style-name="P2">Velocit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5.994cm">
          <text:p text:style-name="P2">Ma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27cm" svg:y="7.59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2.794cm">
          <text:p text:style-name="P2">Pointer to Err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4.394cm">
          <text:p text:style-name="P2">Pointer to Neighbor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5.994cm">
          <text:p text:style-name="P2">Pointer to Domai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8.77cm" svg:y="7.594cm">
          <text:p text:style-name="P2">Member functions..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77cm" svg:y1="3.356cm" svg:x2="5.08cm" svg:y2="1.27cm">
          <text:p/>
        </draw:line>
        <draw:frame draw:style-name="gr8" draw:text-style-name="P4" draw:layer="layout" svg:width="8.89cm" svg:height="1.673cm" svg:x="18.888cm" svg:y="0.508cm">
          <draw:text-box>
            <text:p>MD_Simulator</text:p>
          </draw:text-box>
        </draw:frame>
        <draw:custom-shape draw:style-name="gr6" draw:text-style-name="P2" draw:layer="layout" svg:width="6.216cm" svg:height="1.016cm" svg:x="19.07cm" svg:y="1.894cm">
          <text:p text:style-name="P2">Pointer to Force_field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07cm" svg:y1="2.286cm" svg:x2="13.716cm" svg:y2="1.016cm">
          <text:p/>
        </draw:line>
        <draw:custom-shape draw:style-name="gr6" draw:text-style-name="P2" draw:layer="layout" svg:width="6.216cm" svg:height="1.016cm" svg:x="8.77cm" svg:y="2.794cm">
          <text:p text:style-name="P2">Pointer to Atom_dat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19.07cm" svg:y="3.494cm">
          <text:p text:style-name="P2">Pointer to Integrato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976cm" svg:height="1.016cm" svg:x="19.17cm" svg:y="6.494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16cm" svg:height="1.016cm" svg:x="19.07cm" svg:y="4.994cm">
          <text:p text:style-name="P2">Member functions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" draw:text-style-name="P11" draw:layer="layout" svg:width="5.08cm" svg:height="1.016cm" svg:x="1.27cm" svg:y="2.794cm">
          <text:p text:style-name="P11">Positio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74cm" svg:y1="0cm" svg:x2="7.874cm" svg:y2="15.75cm">
          <text:p/>
        </draw:line>
        <draw:frame draw:style-name="gr11" draw:text-style-name="P13" draw:layer="layout" svg:width="4.826cm" svg:height="0.962cm" svg:x="1.524cm" svg:y="0.762cm">
          <draw:text-box>
            <text:p text:style-name="P12">Atom_data</text:p>
          </draw:text-box>
        </draw:frame>
        <draw:frame draw:style-name="gr8" draw:text-style-name="P13" draw:layer="layout" svg:width="6.412cm" svg:height="1.673cm" svg:x="9.336cm" svg:y="0.508cm">
          <draw:text-box>
            <text:p text:style-name="P12">Force_field class</text:p>
          </draw:text-box>
        </draw:frame>
        <draw:line draw:style-name="gr3" draw:text-style-name="P3" draw:layer="layout" svg:x1="16.54cm" svg:y1="0cm" svg:x2="16.54cm" svg:y2="15.75cm">
          <text:p/>
        </draw:line>
        <draw:custom-shape draw:style-name="gr2" draw:text-style-name="P11" draw:layer="layout" svg:width="5.08cm" svg:height="1.016cm" svg:x="1.27cm" svg:y="4.394cm">
          <text:p text:style-name="P11">Velocity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08cm" svg:height="1.016cm" svg:x="1.27cm" svg:y="5.994cm">
          <text:p text:style-name="P11">Mass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08cm" svg:height="1.016cm" svg:x="1.27cm" svg:y="7.594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216cm" svg:height="1.016cm" svg:x="8.77cm" svg:y="2.794cm">
          <text:p text:style-name="P11">Pointer to Error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216cm" svg:height="1.016cm" svg:x="8.77cm" svg:y="4.394cm">
          <text:p text:style-name="P11">Pointer to Neighborlist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216cm" svg:height="1.016cm" svg:x="8.77cm" svg:y="5.994cm">
          <text:p text:style-name="P11">Pointer to Domain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216cm" svg:height="1.016cm" svg:x="8.77cm" svg:y="7.594cm">
          <text:p text:style-name="P11">Member functions...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77cm" svg:y1="3.356cm" svg:x2="5.08cm" svg:y2="1.27cm">
          <text:p/>
        </draw:line>
        <draw:frame draw:style-name="gr8" draw:text-style-name="P13" draw:layer="layout" svg:width="8.89cm" svg:height="1.673cm" svg:x="18.888cm" svg:y="0.508cm">
          <draw:text-box>
            <text:p text:style-name="P12">MD_Simulator</text:p>
          </draw:text-box>
        </draw:frame>
        <draw:custom-shape draw:style-name="gr6" draw:text-style-name="P11" draw:layer="layout" svg:width="6.216cm" svg:height="1.016cm" svg:x="19.07cm" svg:y="1.894cm">
          <text:p text:style-name="P11">Pointer to Force_field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07cm" svg:y1="2.286cm" svg:x2="13.716cm" svg:y2="1.016cm">
          <text:p/>
        </draw:line>
        <draw:custom-shape draw:style-name="gr6" draw:text-style-name="P11" draw:layer="layout" svg:width="6.216cm" svg:height="1.016cm" svg:x="8.77cm" svg:y="2.794cm">
          <text:p text:style-name="P11">Pointer to Atom_data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604cm" svg:height="6.297cm" svg:x="0.762cm" svg:y="9.299cm">
          <draw:text-box>
            <text:p text:style-name="P14">...</text:p>
            <text:p text:style-name="P14">ad = Atom_data()</text:p>
            <text:p text:style-name="P14">ad.add_atom(0,0,1)</text:p>
            <text:p text:style-name="P14">ff = Force_field()</text:p>
            <text:p text:style-name="P14">ff.Set_atom_data(ad)</text:p>
            <text:p text:style-name="P14">...</text:p>
          </draw:text-box>
        </draw:frame>
        <draw:custom-shape draw:style-name="gr6" draw:text-style-name="P11" draw:layer="layout" svg:width="6.216cm" svg:height="1.016cm" svg:x="19.07cm" svg:y="3.494cm">
          <text:p text:style-name="P11">Pointer to Integrato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976cm" svg:height="1.016cm" svg:x="19.17cm" svg:y="6.494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216cm" svg:height="1.016cm" svg:x="19.07cm" svg:y="4.994cm">
          <text:p text:style-name="P11">Member functions...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8.89cm" svg:height="7.364cm" svg:x="17.996cm" svg:y="7.936cm">
          <draw:text-box>
            <text:p text:style-name="P14">...</text:p>
            <text:p text:style-name="P14">md = MD_simulator()</text:p>
            <text:p text:style-name="P14">md.set_atom_data(ad)</text:p>
            <text:p text:style-name="P14">md.add_force_field(ff)</text:p>
            <text:p text:style-name="P14">md.add_integrator(vv)</text:p>
            <text:p text:style-name="P14">md.dt = 0.001</text:p>
            <text:p text:style-name="P14">md.run(1000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1:52:52.574938199</meta:creation-date>
    <dc:date>2020-06-11T14:21:53.641852163</dc:date>
    <meta:editing-duration>PT1H58M49S</meta:editing-duration>
    <meta:editing-cycles>11</meta:editing-cycles>
    <meta:generator>LibreOffice/6.0.7.3$Linux_X86_64 LibreOffice_project/00m0$Build-3</meta:generator>
    <meta:document-statistic meta:object-count="134"/>
  </office:meta>
</office:document-meta>
</file>